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1.3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MorseCode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.-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5" office:value-type="string" calcext:value-type="string">
            <text:p>-...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-.-.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-..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..-.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5" office:value-type="string" calcext:value-type="string">
            <text:p>--.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5" office:value-type="string" calcext:value-type="string">
            <text:p>....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5" office:value-type="string" calcext:value-type="string">
            <text:p>.---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-.-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5" office:value-type="string" calcext:value-type="string">
            <text:p>.-..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-.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.--.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5" office:value-type="string" calcext:value-type="string">
            <text:p>--.-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.-.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5" office:value-type="string" calcext:value-type="string">
            <text:p>...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office:value-type="string" calcext:value-type="string">
            <text:p>..-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5" office:value-type="string" calcext:value-type="string">
            <text:p>...-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office:value-type="string" calcext:value-type="string">
            <text:p>.--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-..-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-.--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5" office:value-type="string" calcext:value-type="string">
            <text:p>--..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-----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.----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..---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...--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....-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.....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-....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--..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---..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----.</text:p>
          </table:table-cell>
        </table:table-row>
        <table:table-row table:style-name="ro1"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Morse</text:p>
          </table:table-cell>
        </table:table-row>
        <table:table-row table:style-name="ro1">
          <table:table-cell table:style-name="ce3" office:value-type="string" calcext:value-type="string">
            <text:p>Ä</text:p>
          </table:table-cell>
          <table:table-cell table:style-name="ce6" office:value-type="string" calcext:value-type="string">
            <text:p>.-.-</text:p>
          </table:table-cell>
        </table:table-row>
        <table:table-row table:style-name="ro1">
          <table:table-cell table:style-name="ce3" office:value-type="string" calcext:value-type="string">
            <text:p>Á</text:p>
          </table:table-cell>
          <table:table-cell table:style-name="ce6" office:value-type="string" calcext:value-type="string">
            <text:p>.--.-</text:p>
          </table:table-cell>
        </table:table-row>
        <table:table-row table:style-name="ro1">
          <table:table-cell table:style-name="ce3" office:value-type="string" calcext:value-type="string">
            <text:p>Å</text:p>
          </table:table-cell>
          <table:table-cell table:style-name="ce6" office:value-type="string" calcext:value-type="string">
            <text:p>.--.-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6" office:value-type="string" calcext:value-type="string">
            <text:p>----</text:p>
          </table:table-cell>
        </table:table-row>
        <table:table-row table:style-name="ro1">
          <table:table-cell table:style-name="ce3" office:value-type="string" calcext:value-type="string">
            <text:p>É</text:p>
          </table:table-cell>
          <table:table-cell table:style-name="ce6" office:value-type="string" calcext:value-type="string">
            <text:p>..-..</text:p>
          </table:table-cell>
        </table:table-row>
        <table:table-row table:style-name="ro1">
          <table:table-cell table:style-name="ce3" office:value-type="string" calcext:value-type="string">
            <text:p>Ñ</text:p>
          </table:table-cell>
          <table:table-cell table:style-name="ce6" office:value-type="string" calcext:value-type="string">
            <text:p>--.--</text:p>
          </table:table-cell>
        </table:table-row>
        <table:table-row table:style-name="ro1">
          <table:table-cell table:style-name="ce3" office:value-type="string" calcext:value-type="string">
            <text:p>Ö</text:p>
          </table:table-cell>
          <table:table-cell table:style-name="ce6" office:value-type="string" calcext:value-type="string">
            <text:p>---.</text:p>
          </table:table-cell>
        </table:table-row>
        <table:table-row table:style-name="ro1">
          <table:table-cell table:style-name="ce3" office:value-type="string" calcext:value-type="string">
            <text:p>Ü</text:p>
          </table:table-cell>
          <table:table-cell table:style-name="ce6" office:value-type="string" calcext:value-type="string">
            <text:p>..--</text:p>
          </table:table-cell>
        </table:table-row>
        <table:table-row table:style-name="ro2">
          <table:table-cell table:style-name="ce2" office:value-type="string" calcext:value-type="string">
            <text:p>Punctuation Mark</text:p>
          </table:table-cell>
          <table:table-cell table:style-name="ce2" office:value-type="string" calcext:value-type="string">
            <text:p>Morse</text:p>
          </table:table-cell>
        </table:table-row>
        <table:table-row table:style-name="ro2">
          <table:table-cell table:style-name="ce3" office:value-type="string" calcext:value-type="string">
            <text:p>Full-stop (period)</text:p>
          </table:table-cell>
          <table:table-cell table:style-name="ce6" office:value-type="string" calcext:value-type="string">
            <text:p>.-.-.-</text:p>
          </table:table-cell>
        </table:table-row>
        <table:table-row table:style-name="ro1">
          <table:table-cell table:style-name="ce3" office:value-type="string" calcext:value-type="string">
            <text:p>Comma</text:p>
          </table:table-cell>
          <table:table-cell table:style-name="ce6" office:value-type="string" calcext:value-type="string">
            <text:p>--..--</text:p>
          </table:table-cell>
        </table:table-row>
        <table:table-row table:style-name="ro1">
          <table:table-cell table:style-name="ce3" office:value-type="string" calcext:value-type="string">
            <text:p>Colon</text:p>
          </table:table-cell>
          <table:table-cell table:style-name="ce6" office:value-type="string" calcext:value-type="string">
            <text:p>---...</text:p>
          </table:table-cell>
        </table:table-row>
        <table:table-row table:style-name="ro2">
          <table:table-cell table:style-name="ce3" office:value-type="string" calcext:value-type="string">
            <text:p>Question mark (query)</text:p>
          </table:table-cell>
          <table:table-cell table:style-name="ce6" office:value-type="string" calcext:value-type="string">
            <text:p>..--..</text:p>
          </table:table-cell>
        </table:table-row>
        <table:table-row table:style-name="ro1">
          <table:table-cell table:style-name="ce3" office:value-type="string" calcext:value-type="string">
            <text:p>Apostrophe</text:p>
          </table:table-cell>
          <table:table-cell table:style-name="ce6" office:value-type="string" calcext:value-type="string">
            <text:p>.----.</text:p>
          </table:table-cell>
        </table:table-row>
        <table:table-row table:style-name="ro1">
          <table:table-cell table:style-name="ce3" office:value-type="string" calcext:value-type="string">
            <text:p>Hyphen</text:p>
          </table:table-cell>
          <table:table-cell table:style-name="ce6" office:value-type="string" calcext:value-type="string">
            <text:p>-....-</text:p>
          </table:table-cell>
        </table:table-row>
        <table:table-row table:style-name="ro1">
          <table:table-cell table:style-name="ce3" office:value-type="string" calcext:value-type="string">
            <text:p>Slash ("/")</text:p>
          </table:table-cell>
          <table:table-cell table:style-name="ce6" office:value-type="string" calcext:value-type="string">
            <text:p>-..-. </text:p>
          </table:table-cell>
        </table:table-row>
        <table:table-row table:style-name="ro2">
          <table:table-cell table:style-name="ce3" office:value-type="string" calcext:value-type="string">
            <text:p>Brackets (parentheses)</text:p>
          </table:table-cell>
          <table:table-cell table:style-name="ce6" office:value-type="string" calcext:value-type="string">
            <text:p>-.--.-</text:p>
          </table:table-cell>
        </table:table-row>
        <table:table-row table:style-name="ro2">
          <table:table-cell table:style-name="ce3" office:value-type="string" calcext:value-type="string">
            <text:p>Quotation marks</text:p>
          </table:table-cell>
          <table:table-cell table:style-name="ce6" office:value-type="string" calcext:value-type="string">
            <text:p>.-..-.</text:p>
          </table:table-cell>
        </table:table-row>
        <table:table-row table:style-name="ro1">
          <table:table-cell table:style-name="ce3" office:value-type="string" calcext:value-type="string">
            <text:p>At sign</text:p>
          </table:table-cell>
          <table:table-cell table:style-name="ce6" office:value-type="string" calcext:value-type="string">
            <text:p>.--.-.</text:p>
          </table:table-cell>
        </table:table-row>
        <table:table-row table:style-name="ro1">
          <table:table-cell table:style-name="ce3" office:value-type="string" calcext:value-type="string">
            <text:p>Equals sign</text:p>
          </table:table-cell>
          <table:table-cell table:style-name="ce6" office:value-type="string" calcext:value-type="string">
            <text:p>-...-</text:p>
          </table:table-cell>
        </table:table-row>
        <table:table-row table:style-name="ro1">
          <table:table-cell table:style-name="ce2" office:value-type="string" calcext:value-type="string">
            <text:p>Prosign (?)</text:p>
          </table:table-cell>
          <table:table-cell table:style-name="ce2" office:value-type="string" calcext:value-type="string">
            <text:p>Morse</text:p>
          </table:table-cell>
        </table:table-row>
        <table:table-row table:style-name="ro1">
          <table:table-cell table:style-name="ce3" office:value-type="string" calcext:value-type="string">
            <text:p>AA, New line</text:p>
          </table:table-cell>
          <table:table-cell table:style-name="ce6" office:value-type="string" calcext:value-type="string">
            <text:p>.-.-</text:p>
          </table:table-cell>
        </table:table-row>
        <table:table-row table:style-name="ro2">
          <table:table-cell table:style-name="ce3" office:value-type="string" calcext:value-type="string">
            <text:p>AR, End of message</text:p>
          </table:table-cell>
          <table:table-cell table:style-name="ce6" office:value-type="string" calcext:value-type="string">
            <text:p>.-.-.</text:p>
          </table:table-cell>
        </table:table-row>
        <table:table-row table:style-name="ro1">
          <table:table-cell table:style-name="ce3" office:value-type="string" calcext:value-type="string">
            <text:p>AS, Wait</text:p>
          </table:table-cell>
          <table:table-cell table:style-name="ce6" office:value-type="string" calcext:value-type="string">
            <text:p>.-...</text:p>
          </table:table-cell>
        </table:table-row>
        <table:table-row table:style-name="ro1">
          <table:table-cell table:style-name="ce3" office:value-type="string" calcext:value-type="string">
            <text:p>BK, Break</text:p>
          </table:table-cell>
          <table:table-cell table:style-name="ce6" office:value-type="string" calcext:value-type="string">
            <text:p>-...-.-</text:p>
          </table:table-cell>
        </table:table-row>
        <table:table-row table:style-name="ro2">
          <table:table-cell table:style-name="ce3" office:value-type="string" calcext:value-type="string">
            <text:p>BT, New paragraph</text:p>
          </table:table-cell>
          <table:table-cell table:style-name="ce6" office:value-type="string" calcext:value-type="string">
            <text:p>-...-</text:p>
          </table:table-cell>
        </table:table-row>
        <table:table-row table:style-name="ro3">
          <table:table-cell table:style-name="ce3" office:value-type="string" calcext:value-type="string">
            <text:p>CL, Going off the air ("clear")</text:p>
          </table:table-cell>
          <table:table-cell table:style-name="ce6" office:value-type="string" calcext:value-type="string">
            <text:p>-.-..-..</text:p>
          </table:table-cell>
        </table:table-row>
        <table:table-row table:style-name="ro2">
          <table:table-cell table:style-name="ce3" office:value-type="string" calcext:value-type="string">
            <text:p>CT, Start copying</text:p>
          </table:table-cell>
          <table:table-cell table:style-name="ce6" office:value-type="string" calcext:value-type="string">
            <text:p>-.-.-</text:p>
          </table:table-cell>
        </table:table-row>
        <table:table-row table:style-name="ro3">
          <table:table-cell table:style-name="ce3" office:value-type="string" calcext:value-type="string">
            <text:p>DO, Change to wabun code</text:p>
          </table:table-cell>
          <table:table-cell table:style-name="ce6" office:value-type="string" calcext:value-type="string">
            <text:p>-..---</text:p>
          </table:table-cell>
        </table:table-row>
        <table:table-row table:style-name="ro4">
          <table:table-cell table:style-name="ce3" office:value-type="string" calcext:value-type="string">
            <text:p>KN, Invite a specific station to transmit</text:p>
          </table:table-cell>
          <table:table-cell table:style-name="ce6" office:value-type="string" calcext:value-type="string">
            <text:p>-.--.</text:p>
          </table:table-cell>
        </table:table-row>
        <table:table-row table:style-name="ro3">
          <table:table-cell table:style-name="ce3" office:value-type="string" calcext:value-type="string">
            <text:p>SK, End of transmission (also VA)</text:p>
          </table:table-cell>
          <table:table-cell table:style-name="ce6" office:value-type="string" calcext:value-type="string">
            <text:p>...-.-</text:p>
          </table:table-cell>
        </table:table-row>
        <table:table-row table:style-name="ro3">
          <table:table-cell table:style-name="ce3" office:value-type="string" calcext:value-type="string">
            <text:p>SN, Understood (also VE)</text:p>
          </table:table-cell>
          <table:table-cell table:style-name="ce6" office:value-type="string" calcext:value-type="string">
            <text:p>...-.</text:p>
          </table:table-cell>
        </table:table-row>
        <table:table-row table:style-name="ro2">
          <table:table-cell table:style-name="ce3" office:value-type="string" calcext:value-type="string">
            <text:p>SOS, Distress message</text:p>
          </table:table-cell>
          <table:table-cell table:style-name="ce6" office:value-type="string" calcext:value-type="string">
            <text:p>...---...</text:p>
          </table:table-cell>
        </table:table-row>
        <table:table-row table:style-name="ro2">
          <table:table-cell table:style-name="ce2" office:value-type="string" calcext:value-type="string">
            <text:p>Other Phrases</text:p>
          </table:table-cell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 table:style-name="ce3" office:value-type="string" calcext:value-type="string">
            <text:p>Over</text:p>
          </table:table-cell>
          <table:table-cell table:style-name="ce3" office:value-type="string" calcext:value-type="string">
            <text:p>K</text:p>
          </table:table-cell>
        </table:table-row>
        <table:table-row table:style-name="ro1">
          <table:table-cell table:style-name="ce3" office:value-type="string" calcext:value-type="string">
            <text:p>Roger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style-name="ce3" office:value-type="string" calcext:value-type="string">
            <text:p>See you later</text:p>
          </table:table-cell>
          <table:table-cell table:style-name="ce3" office:value-type="string" calcext:value-type="string">
            <text:p>CUL</text:p>
          </table:table-cell>
        </table:table-row>
        <table:table-row table:style-name="ro1">
          <table:table-cell table:style-name="ce3" office:value-type="string" calcext:value-type="string">
            <text:p>Be seeing you</text:p>
          </table:table-cell>
          <table:table-cell table:style-name="ce3" office:value-type="string" calcext:value-type="string">
            <text:p>BCNU</text:p>
          </table:table-cell>
        </table:table-row>
        <table:table-row table:style-name="ro1">
          <table:table-cell table:style-name="ce3" office:value-type="string" calcext:value-type="string">
            <text:p>You're</text:p>
          </table:table-cell>
          <table:table-cell table:style-name="ce3" office:value-type="string" calcext:value-type="string">
            <text:p>UR</text:p>
          </table:table-cell>
        </table:table-row>
        <table:table-row table:style-name="ro1">
          <table:table-cell table:style-name="ce3" office:value-type="string" calcext:value-type="string">
            <text:p>Signal report</text:p>
          </table:table-cell>
          <table:table-cell table:style-name="ce3" office:value-type="string" calcext:value-type="string">
            <text:p>RST</text:p>
          </table:table-cell>
        </table:table-row>
        <table:table-row table:style-name="ro1">
          <table:table-cell table:style-name="ce3" office:value-type="string" calcext:value-type="string">
            <text:p>Best regards</text:p>
          </table:table-cell>
          <table:table-cell table:style-name="ce3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Love and kisses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Q Code (?)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2">
          <table:table-cell table:style-name="ce3" office:value-type="string" calcext:value-type="string">
            <text:p>QSL</text:p>
          </table:table-cell>
          <table:table-cell table:style-name="ce3" office:value-type="string" calcext:value-type="string">
            <text:p>I acknowledge receipt</text:p>
          </table:table-cell>
        </table:table-row>
        <table:table-row table:style-name="ro2">
          <table:table-cell table:style-name="ce3" office:value-type="string" calcext:value-type="string">
            <text:p>QSL?</text:p>
          </table:table-cell>
          <table:table-cell table:style-name="ce3" office:value-type="string" calcext:value-type="string">
            <text:p>Do you acknowledge?</text:p>
          </table:table-cell>
        </table:table-row>
        <table:table-row table:style-name="ro1">
          <table:table-cell table:style-name="ce3" office:value-type="string" calcext:value-type="string">
            <text:p>QRX</text:p>
          </table:table-cell>
          <table:table-cell table:style-name="ce3" office:value-type="string" calcext:value-type="string">
            <text:p>Wait</text:p>
          </table:table-cell>
        </table:table-row>
        <table:table-row table:style-name="ro1">
          <table:table-cell table:style-name="ce3" office:value-type="string" calcext:value-type="string">
            <text:p>QRX?</text:p>
          </table:table-cell>
          <table:table-cell table:style-name="ce3" office:value-type="string" calcext:value-type="string">
            <text:p>Should I wait?</text:p>
          </table:table-cell>
        </table:table-row>
        <table:table-row table:style-name="ro2">
          <table:table-cell table:style-name="ce3" office:value-type="string" calcext:value-type="string">
            <text:p>QRV</text:p>
          </table:table-cell>
          <table:table-cell table:style-name="ce3" office:value-type="string" calcext:value-type="string">
            <text:p>I am ready to copy</text:p>
          </table:table-cell>
        </table:table-row>
        <table:table-row table:style-name="ro2">
          <table:table-cell table:style-name="ce3" office:value-type="string" calcext:value-type="string">
            <text:p>QRV?</text:p>
          </table:table-cell>
          <table:table-cell table:style-name="ce3" office:value-type="string" calcext:value-type="string">
            <text:p>Are you ready to copy?</text:p>
          </table:table-cell>
        </table:table-row>
        <table:table-row table:style-name="ro3">
          <table:table-cell table:style-name="ce3" office:value-type="string" calcext:value-type="string">
            <text:p>QRL</text:p>
          </table:table-cell>
          <table:table-cell table:style-name="ce3" office:value-type="string" calcext:value-type="string">
            <text:p>The frequency is in use</text:p>
          </table:table-cell>
        </table:table-row>
        <table:table-row table:style-name="ro3">
          <table:table-cell table:style-name="ce3" office:value-type="string" calcext:value-type="string">
            <text:p>QRL?</text:p>
          </table:table-cell>
          <table:table-cell table:style-name="ce3" office:value-type="string" calcext:value-type="string">
            <text:p>Is the frequency in use?</text:p>
          </table:table-cell>
        </table:table-row>
        <table:table-row table:style-name="ro2">
          <table:table-cell table:style-name="ce3" office:value-type="string" calcext:value-type="string">
            <text:p>QTH</text:p>
          </table:table-cell>
          <table:table-cell table:style-name="ce3" office:value-type="string" calcext:value-type="string">
            <text:p>My location is...</text:p>
          </table:table-cell>
        </table:table-row>
        <table:table-row table:style-name="ro2">
          <table:table-cell table:style-name="ce3" office:value-type="string" calcext:value-type="string">
            <text:p>QTH?</text:p>
          </table:table-cell>
          <table:table-cell table:style-name="ce3" office:value-type="string" calcext:value-type="string">
            <text:p>What is your location?</text:p>
          </table:table-cell>
        </table:table-row>
        <table:table-row table:style-name="ro1" table:number-rows-repeated="104848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avaCode" table:style-name="ta1"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];[MorseCode.A1];[.B1];[MorseCode.B1];[.C1])" office:value-type="string" office:string-value="aMap.put(&quot;A&quot;, &quot;.-&quot;);" calcext:value-type="string">
            <text:p>aMap.put("A", "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];[MorseCode.A2];[.B2];[MorseCode.B2];[.C2])" office:value-type="string" office:string-value="aMap.put(&quot;B&quot;, &quot;-...&quot;);" calcext:value-type="string">
            <text:p>aMap.put("B", "-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];[MorseCode.A3];[.B3];[MorseCode.B3];[.C3])" office:value-type="string" office:string-value="aMap.put(&quot;C&quot;, &quot;-.-.&quot;);" calcext:value-type="string">
            <text:p>aMap.put("C", "-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];[MorseCode.A4];[.B4];[MorseCode.B4];[.C4])" office:value-type="string" office:string-value="aMap.put(&quot;D&quot;, &quot;-..&quot;);" calcext:value-type="string">
            <text:p>aMap.put("D", "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];[MorseCode.A5];[.B5];[MorseCode.B5];[.C5])" office:value-type="string" office:string-value="aMap.put(&quot;E&quot;, &quot;.&quot;);" calcext:value-type="string">
            <text:p>aMap.put("E", "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];[MorseCode.A6];[.B6];[MorseCode.B6];[.C6])" office:value-type="string" office:string-value="aMap.put(&quot;F&quot;, &quot;..-.&quot;);" calcext:value-type="string">
            <text:p>aMap.put("F", ".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];[MorseCode.A7];[.B7];[MorseCode.B7];[.C7])" office:value-type="string" office:string-value="aMap.put(&quot;G&quot;, &quot;--.&quot;);" calcext:value-type="string">
            <text:p>aMap.put("G", "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];[MorseCode.A8];[.B8];[MorseCode.B8];[.C8])" office:value-type="string" office:string-value="aMap.put(&quot;H&quot;, &quot;....&quot;);" calcext:value-type="string">
            <text:p>aMap.put("H", ".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];[MorseCode.A9];[.B9];[MorseCode.B9];[.C9])" office:value-type="string" office:string-value="aMap.put(&quot;I&quot;, &quot;..&quot;);" calcext:value-type="string">
            <text:p>aMap.put("I", "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0];[MorseCode.A10];[.B10];[MorseCode.B10];[.C10])" office:value-type="string" office:string-value="aMap.put(&quot;J&quot;, &quot;.---&quot;);" calcext:value-type="string">
            <text:p>aMap.put("J", ".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1];[MorseCode.A11];[.B11];[MorseCode.B11];[.C11])" office:value-type="string" office:string-value="aMap.put(&quot;K&quot;, &quot;-.-&quot;);" calcext:value-type="string">
            <text:p>aMap.put("K", "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2];[MorseCode.A12];[.B12];[MorseCode.B12];[.C12])" office:value-type="string" office:string-value="aMap.put(&quot;L&quot;, &quot;.-..&quot;);" calcext:value-type="string">
            <text:p>aMap.put("L", ".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3];[MorseCode.A13];[.B13];[MorseCode.B13];[.C13])" office:value-type="string" office:string-value="aMap.put(&quot;M&quot;, &quot;--&quot;);" calcext:value-type="string">
            <text:p>aMap.put("M", "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4];[MorseCode.A14];[.B14];[MorseCode.B14];[.C14])" office:value-type="string" office:string-value="aMap.put(&quot;N&quot;, &quot;-.&quot;);" calcext:value-type="string">
            <text:p>aMap.put("N", "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5];[MorseCode.A15];[.B15];[MorseCode.B15];[.C15])" office:value-type="string" office:string-value="aMap.put(&quot;O&quot;, &quot;---&quot;);" calcext:value-type="string">
            <text:p>aMap.put("O", "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6];[MorseCode.A16];[.B16];[MorseCode.B16];[.C16])" office:value-type="string" office:string-value="aMap.put(&quot;P&quot;, &quot;.--.&quot;);" calcext:value-type="string">
            <text:p>aMap.put("P", ".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7];[MorseCode.A17];[.B17];[MorseCode.B17];[.C17])" office:value-type="string" office:string-value="aMap.put(&quot;Q&quot;, &quot;--.-&quot;);" calcext:value-type="string">
            <text:p>aMap.put("Q", "-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8];[MorseCode.A18];[.B18];[MorseCode.B18];[.C18])" office:value-type="string" office:string-value="aMap.put(&quot;R&quot;, &quot;.-.&quot;);" calcext:value-type="string">
            <text:p>aMap.put("R", "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19];[MorseCode.A19];[.B19];[MorseCode.B19];[.C19])" office:value-type="string" office:string-value="aMap.put(&quot;S&quot;, &quot;...&quot;);" calcext:value-type="string">
            <text:p>aMap.put("S", "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0];[MorseCode.A20];[.B20];[MorseCode.B20];[.C20])" office:value-type="string" office:string-value="aMap.put(&quot;T&quot;, &quot;-&quot;);" calcext:value-type="string">
            <text:p>aMap.put("T", "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1];[MorseCode.A21];[.B21];[MorseCode.B21];[.C21])" office:value-type="string" office:string-value="aMap.put(&quot;U&quot;, &quot;..-&quot;);" calcext:value-type="string">
            <text:p>aMap.put("U", "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2];[MorseCode.A22];[.B22];[MorseCode.B22];[.C22])" office:value-type="string" office:string-value="aMap.put(&quot;V&quot;, &quot;...-&quot;);" calcext:value-type="string">
            <text:p>aMap.put("V", ".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3];[MorseCode.A23];[.B23];[MorseCode.B23];[.C23])" office:value-type="string" office:string-value="aMap.put(&quot;W&quot;, &quot;.--&quot;);" calcext:value-type="string">
            <text:p>aMap.put("W", "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4];[MorseCode.A24];[.B24];[MorseCode.B24];[.C24])" office:value-type="string" office:string-value="aMap.put(&quot;X&quot;, &quot;-..-&quot;);" calcext:value-type="string">
            <text:p>aMap.put("X", "-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5];[MorseCode.A25];[.B25];[MorseCode.B25];[.C25])" office:value-type="string" office:string-value="aMap.put(&quot;Y&quot;, &quot;-.--&quot;);" calcext:value-type="string">
            <text:p>aMap.put("Y", "-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6];[MorseCode.A26];[.B26];[MorseCode.B26];[.C26])" office:value-type="string" office:string-value="aMap.put(&quot;Z&quot;, &quot;--..&quot;);" calcext:value-type="string">
            <text:p>aMap.put("Z", "-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7];[MorseCode.A27];[.B27];[MorseCode.B27];[.C27])" office:value-type="string" office:string-value="aMap.put(&quot;0&quot;, &quot;-----&quot;);" calcext:value-type="string">
            <text:p>aMap.put("0", "--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8];[MorseCode.A28];[.B28];[MorseCode.B28];[.C28])" office:value-type="string" office:string-value="aMap.put(&quot;1&quot;, &quot;.----&quot;);" calcext:value-type="string">
            <text:p>aMap.put("1", ".-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29];[MorseCode.A29];[.B29];[MorseCode.B29];[.C29])" office:value-type="string" office:string-value="aMap.put(&quot;2&quot;, &quot;..---&quot;);" calcext:value-type="string">
            <text:p>aMap.put("2", "..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0];[MorseCode.A30];[.B30];[MorseCode.B30];[.C30])" office:value-type="string" office:string-value="aMap.put(&quot;3&quot;, &quot;...--&quot;);" calcext:value-type="string">
            <text:p>aMap.put("3", "..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1];[MorseCode.A31];[.B31];[MorseCode.B31];[.C31])" office:value-type="string" office:string-value="aMap.put(&quot;4&quot;, &quot;....-&quot;);" calcext:value-type="string">
            <text:p>aMap.put("4", "..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2];[MorseCode.A32];[.B32];[MorseCode.B32];[.C32])" office:value-type="string" office:string-value="aMap.put(&quot;5&quot;, &quot;.....&quot;);" calcext:value-type="string">
            <text:p>aMap.put("5", "..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3];[MorseCode.A33];[.B33];[MorseCode.B33];[.C33])" office:value-type="string" office:string-value="aMap.put(&quot;6&quot;, &quot;-....&quot;);" calcext:value-type="string">
            <text:p>aMap.put("6", "-.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4];[MorseCode.A34];[.B34];[MorseCode.B34];[.C34])" office:value-type="string" office:string-value="aMap.put(&quot;7&quot;, &quot;--...&quot;);" calcext:value-type="string">
            <text:p>aMap.put("7", "--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5];[MorseCode.A35];[.B35];[MorseCode.B35];[.C35])" office:value-type="string" office:string-value="aMap.put(&quot;8&quot;, &quot;---..&quot;);" calcext:value-type="string">
            <text:p>aMap.put("8", "--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6];[MorseCode.A36];[.B36];[MorseCode.B36];[.C36])" office:value-type="string" office:string-value="aMap.put(&quot;9&quot;, &quot;----.&quot;);" calcext:value-type="string">
            <text:p>aMap.put("9", "--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7];[MorseCode.A37];[.B37];[MorseCode.B37];[.C37])" office:value-type="string" office:string-value="aMap.put(&quot;Letter&quot;, &quot;Morse&quot;);" calcext:value-type="string">
            <text:p>aMap.put("Letter", "Morse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8];[MorseCode.A38];[.B38];[MorseCode.B38];[.C38])" office:value-type="string" office:string-value="aMap.put(&quot;Ä&quot;, &quot;.-.-&quot;);" calcext:value-type="string">
            <text:p>aMap.put("Ä", "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39];[MorseCode.A39];[.B39];[MorseCode.B39];[.C39])" office:value-type="string" office:string-value="aMap.put(&quot;Á&quot;, &quot;.--.-&quot;);" calcext:value-type="string">
            <text:p>aMap.put("Á", ".-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0];[MorseCode.A40];[.B40];[MorseCode.B40];[.C40])" office:value-type="string" office:string-value="aMap.put(&quot;Å&quot;, &quot;.--.-&quot;);" calcext:value-type="string">
            <text:p>aMap.put("Å", ".-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1];[MorseCode.A41];[.B41];[MorseCode.B41];[.C41])" office:value-type="string" office:string-value="aMap.put(&quot;Ch&quot;, &quot;----&quot;);" calcext:value-type="string">
            <text:p>aMap.put("Ch", "-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2];[MorseCode.A42];[.B42];[MorseCode.B42];[.C42])" office:value-type="string" office:string-value="aMap.put(&quot;É&quot;, &quot;..-..&quot;);" calcext:value-type="string">
            <text:p>aMap.put("É", "..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3];[MorseCode.A43];[.B43];[MorseCode.B43];[.C43])" office:value-type="string" office:string-value="aMap.put(&quot;Ñ&quot;, &quot;--.--&quot;);" calcext:value-type="string">
            <text:p>aMap.put("Ñ", "--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4];[MorseCode.A44];[.B44];[MorseCode.B44];[.C44])" office:value-type="string" office:string-value="aMap.put(&quot;Ö&quot;, &quot;---.&quot;);" calcext:value-type="string">
            <text:p>aMap.put("Ö", "-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5];[MorseCode.A45];[.B45];[MorseCode.B45];[.C45])" office:value-type="string" office:string-value="aMap.put(&quot;Ü&quot;, &quot;..--&quot;);" calcext:value-type="string">
            <text:p>aMap.put("Ü", ".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6];[MorseCode.A46];[.B46];[MorseCode.B46];[.C46])" office:value-type="string" office:string-value="aMap.put(&quot;Punctuation Mark&quot;, &quot;Morse&quot;);" calcext:value-type="string">
            <text:p>aMap.put("Punctuation Mark", "Morse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7];[MorseCode.A47];[.B47];[MorseCode.B47];[.C47])" office:value-type="string" office:string-value="aMap.put(&quot;Full-stop (period)&quot;, &quot;.-.-.-&quot;);" calcext:value-type="string">
            <text:p>aMap.put("Full-stop (period)", ".-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8];[MorseCode.A48];[.B48];[MorseCode.B48];[.C48])" office:value-type="string" office:string-value="aMap.put(&quot;Comma&quot;, &quot;--..--&quot;);" calcext:value-type="string">
            <text:p>aMap.put("Comma", "--..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49];[MorseCode.A49];[.B49];[MorseCode.B49];[.C49])" office:value-type="string" office:string-value="aMap.put(&quot;Colon&quot;, &quot;---...&quot;);" calcext:value-type="string">
            <text:p>aMap.put("Colon", "---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0];[MorseCode.A50];[.B50];[MorseCode.B50];[.C50])" office:value-type="string" office:string-value="aMap.put(&quot;Question mark (query)&quot;, &quot;..--..&quot;);" calcext:value-type="string">
            <text:p>aMap.put("Question mark (query)", "..-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1];[MorseCode.A51];[.B51];[MorseCode.B51];[.C51])" office:value-type="string" office:string-value="aMap.put(&quot;Apostrophe&quot;, &quot;.----.&quot;);" calcext:value-type="string">
            <text:p>aMap.put("Apostrophe", ".--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2];[MorseCode.A52];[.B52];[MorseCode.B52];[.C52])" office:value-type="string" office:string-value="aMap.put(&quot;Hyphen&quot;, &quot;-....-&quot;);" calcext:value-type="string">
            <text:p>aMap.put("Hyphen", "-..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3];[MorseCode.A53];[.B53];[MorseCode.B53];[.C53])" office:value-type="string" office:string-value="aMap.put(&quot;Slash (&quot;/&quot;)&quot;, &quot;-..-. &quot;);" calcext:value-type="string">
            <text:p>aMap.put("Slash ("/")", "-..-. 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4];[MorseCode.A54];[.B54];[MorseCode.B54];[.C54])" office:value-type="string" office:string-value="aMap.put(&quot;Brackets (parentheses)&quot;, &quot;-.--.-&quot;);" calcext:value-type="string">
            <text:p>aMap.put("Brackets (parentheses)", "-.-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5];[MorseCode.A55];[.B55];[MorseCode.B55];[.C55])" office:value-type="string" office:string-value="aMap.put(&quot;Quotation marks&quot;, &quot;.-..-.&quot;);" calcext:value-type="string">
            <text:p>aMap.put("Quotation marks", ".-.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6];[MorseCode.A56];[.B56];[MorseCode.B56];[.C56])" office:value-type="string" office:string-value="aMap.put(&quot;At sign&quot;, &quot;.--.-.&quot;);" calcext:value-type="string">
            <text:p>aMap.put("At sign", ".--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7];[MorseCode.A57];[.B57];[MorseCode.B57];[.C57])" office:value-type="string" office:string-value="aMap.put(&quot;Equals sign&quot;, &quot;-...-&quot;);" calcext:value-type="string">
            <text:p>aMap.put("Equals sign", "-.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8];[MorseCode.A58];[.B58];[MorseCode.B58];[.C58])" office:value-type="string" office:string-value="aMap.put(&quot;Prosign (?)&quot;, &quot;Morse&quot;);" calcext:value-type="string">
            <text:p>aMap.put("Prosign (?)", "Morse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59];[MorseCode.A59];[.B59];[MorseCode.B59];[.C59])" office:value-type="string" office:string-value="aMap.put(&quot;AA, New line&quot;, &quot;.-.-&quot;);" calcext:value-type="string">
            <text:p>aMap.put("AA, New line", "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0];[MorseCode.A60];[.B60];[MorseCode.B60];[.C60])" office:value-type="string" office:string-value="aMap.put(&quot;AR, End of message&quot;, &quot;.-.-.&quot;);" calcext:value-type="string">
            <text:p>aMap.put("AR, End of message", ".-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1];[MorseCode.A61];[.B61];[MorseCode.B61];[.C61])" office:value-type="string" office:string-value="aMap.put(&quot;AS, Wait&quot;, &quot;.-...&quot;);" calcext:value-type="string">
            <text:p>aMap.put("AS, Wait", ".-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2];[MorseCode.A62];[.B62];[MorseCode.B62];[.C62])" office:value-type="string" office:string-value="aMap.put(&quot;BK, Break&quot;, &quot;-...-.-&quot;);" calcext:value-type="string">
            <text:p>aMap.put("BK, Break", "-..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3];[MorseCode.A63];[.B63];[MorseCode.B63];[.C63])" office:value-type="string" office:string-value="aMap.put(&quot;BT, New paragraph&quot;, &quot;-...-&quot;);" calcext:value-type="string">
            <text:p>aMap.put("BT, New paragraph", "-..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4];[MorseCode.A64];[.B64];[MorseCode.B64];[.C64])" office:value-type="string" office:string-value="aMap.put(&quot;CL, Going off the air (&quot;clear&quot;)&quot;, &quot;-.-..-..&quot;);" calcext:value-type="string">
            <text:p>aMap.put("CL, Going off the air ("clear")", "-.-..-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5];[MorseCode.A65];[.B65];[MorseCode.B65];[.C65])" office:value-type="string" office:string-value="aMap.put(&quot;CT, Start copying&quot;, &quot;-.-.-&quot;);" calcext:value-type="string">
            <text:p>aMap.put("CT, Start copying", "-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6];[MorseCode.A66];[.B66];[MorseCode.B66];[.C66])" office:value-type="string" office:string-value="aMap.put(&quot;DO, Change to wabun code&quot;, &quot;-..---&quot;);" calcext:value-type="string">
            <text:p>aMap.put("DO, Change to wabun code", "-..--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7];[MorseCode.A67];[.B67];[MorseCode.B67];[.C67])" office:value-type="string" office:string-value="aMap.put(&quot;KN, Invite a specific station to transmit&quot;, &quot;-.--.&quot;);" calcext:value-type="string">
            <text:p>aMap.put("KN, Invite a specific station to transmit", "-.-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8];[MorseCode.A68];[.B68];[MorseCode.B68];[.C68])" office:value-type="string" office:string-value="aMap.put(&quot;SK, End of transmission (also VA)&quot;, &quot;...-.-&quot;);" calcext:value-type="string">
            <text:p>aMap.put("SK, End of transmission (also VA)", "...-.-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69];[MorseCode.A69];[.B69];[MorseCode.B69];[.C69])" office:value-type="string" office:string-value="aMap.put(&quot;SN, Understood (also VE)&quot;, &quot;...-.&quot;);" calcext:value-type="string">
            <text:p>aMap.put("SN, Understood (also VE)", "...-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0];[MorseCode.A70];[.B70];[MorseCode.B70];[.C70])" office:value-type="string" office:string-value="aMap.put(&quot;SOS, Distress message&quot;, &quot;...---...&quot;);" calcext:value-type="string">
            <text:p>aMap.put("SOS, Distress message", "...---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1];[MorseCode.A71];[.B71];[MorseCode.B71];[.C71])" office:value-type="string" office:string-value="aMap.put(&quot;Other Phrases&quot;, &quot;Abbreviation&quot;);" calcext:value-type="string">
            <text:p>aMap.put("Other Phrases", "Abbreviation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2];[MorseCode.A72];[.B72];[MorseCode.B72];[.C72])" office:value-type="string" office:string-value="aMap.put(&quot;Over&quot;, &quot;K&quot;);" calcext:value-type="string">
            <text:p>aMap.put("Over", "K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3];[MorseCode.A73];[.B73];[MorseCode.B73];[.C73])" office:value-type="string" office:string-value="aMap.put(&quot;Roger&quot;, &quot;R&quot;);" calcext:value-type="string">
            <text:p>aMap.put("Roger", "R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4];[MorseCode.A74];[.B74];[MorseCode.B74];[.C74])" office:value-type="string" office:string-value="aMap.put(&quot;See you later&quot;, &quot;CUL&quot;);" calcext:value-type="string">
            <text:p>aMap.put("See you later", "CUL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5];[MorseCode.A75];[.B75];[MorseCode.B75];[.C75])" office:value-type="string" office:string-value="aMap.put(&quot;Be seeing you&quot;, &quot;BCNU&quot;);" calcext:value-type="string">
            <text:p>aMap.put("Be seeing you", "BCNU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6];[MorseCode.A76];[.B76];[MorseCode.B76];[.C76])" office:value-type="string" office:string-value="aMap.put(&quot;You're&quot;, &quot;UR&quot;);" calcext:value-type="string">
            <text:p>aMap.put("You're", "UR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7];[MorseCode.A77];[.B77];[MorseCode.B77];[.C77])" office:value-type="string" office:string-value="aMap.put(&quot;Signal report&quot;, &quot;RST&quot;);" calcext:value-type="string">
            <text:p>aMap.put("Signal report", "RST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8];[MorseCode.A78];[.B78];[MorseCode.B78];[.C78])" office:value-type="string" office:string-value="aMap.put(&quot;Best regards&quot;, &quot;73&quot;);" calcext:value-type="string">
            <text:p>aMap.put("Best regards", "73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79];[MorseCode.A79];[.B79];[MorseCode.B79];[.C79])" office:value-type="string" office:string-value="aMap.put(&quot;Love and kisses&quot;, &quot;88&quot;);" calcext:value-type="string">
            <text:p>aMap.put("Love and kisses", "88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0];[MorseCode.A80];[.B80];[MorseCode.B80];[.C80])" office:value-type="string" office:string-value="aMap.put(&quot;Q Code (?)&quot;, &quot;Meaning&quot;);" calcext:value-type="string">
            <text:p>aMap.put("Q Code (?)", "Meaning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1];[MorseCode.A81];[.B81];[MorseCode.B81];[.C81])" office:value-type="string" office:string-value="aMap.put(&quot;QSL&quot;, &quot;I acknowledge receipt&quot;);" calcext:value-type="string">
            <text:p>aMap.put("QSL", "I acknowledge receipt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2];[MorseCode.A82];[.B82];[MorseCode.B82];[.C82])" office:value-type="string" office:string-value="aMap.put(&quot;QSL?&quot;, &quot;Do you acknowledge?&quot;);" calcext:value-type="string">
            <text:p>aMap.put("QSL?", "Do you acknowledge?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3];[MorseCode.A83];[.B83];[MorseCode.B83];[.C83])" office:value-type="string" office:string-value="aMap.put(&quot;QRX&quot;, &quot;Wait&quot;);" calcext:value-type="string">
            <text:p>aMap.put("QRX", "Wait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4];[MorseCode.A84];[.B84];[MorseCode.B84];[.C84])" office:value-type="string" office:string-value="aMap.put(&quot;QRX?&quot;, &quot;Should I wait?&quot;);" calcext:value-type="string">
            <text:p>aMap.put("QRX?", "Should I wait?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5];[MorseCode.A85];[.B85];[MorseCode.B85];[.C85])" office:value-type="string" office:string-value="aMap.put(&quot;QRV&quot;, &quot;I am ready to copy&quot;);" calcext:value-type="string">
            <text:p>aMap.put("QRV", "I am ready to copy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6];[MorseCode.A86];[.B86];[MorseCode.B86];[.C86])" office:value-type="string" office:string-value="aMap.put(&quot;QRV?&quot;, &quot;Are you ready to copy?&quot;);" calcext:value-type="string">
            <text:p>aMap.put("QRV?", "Are you ready to copy?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7];[MorseCode.A87];[.B87];[MorseCode.B87];[.C87])" office:value-type="string" office:string-value="aMap.put(&quot;QRL&quot;, &quot;The frequency is in use&quot;);" calcext:value-type="string">
            <text:p>aMap.put("QRL", "The frequency is in use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8];[MorseCode.A88];[.B88];[MorseCode.B88];[.C88])" office:value-type="string" office:string-value="aMap.put(&quot;QRL?&quot;, &quot;Is the frequency in use?&quot;);" calcext:value-type="string">
            <text:p>aMap.put("QRL?", "Is the frequency in use?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89];[MorseCode.A89];[.B89];[MorseCode.B89];[.C89])" office:value-type="string" office:string-value="aMap.put(&quot;QTH&quot;, &quot;My location is...&quot;);" calcext:value-type="string">
            <text:p>aMap.put("QTH", "My location is...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0];[MorseCode.A90];[.B90];[MorseCode.B90];[.C90])" office:value-type="string" office:string-value="aMap.put(&quot;QTH?&quot;, &quot;What is your location?&quot;);" calcext:value-type="string">
            <text:p>aMap.put("QTH?", "What is your location?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1];[MorseCode.A91];[.B91];[MorseCode.B91];[.C91])" office:value-type="string" office:string-value="aMap.put(&quot;&quot;, &quot;&quot;);" calcext:value-type="string">
            <text:p>aMap.put("", "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2];[MorseCode.A92];[.B92];[MorseCode.B92];[.C92])" office:value-type="string" office:string-value="aMap.put(&quot;&quot;, &quot;&quot;);" calcext:value-type="string">
            <text:p>aMap.put("", "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3];[MorseCode.A93];[.B93];[MorseCode.B93];[.C93])" office:value-type="string" office:string-value="aMap.put(&quot;&quot;, &quot;&quot;);" calcext:value-type="string">
            <text:p>aMap.put("", "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4];[MorseCode.A94];[.B94];[MorseCode.B94];[.C94])" office:value-type="string" office:string-value="aMap.put(&quot;&quot;, &quot;&quot;);" calcext:value-type="string">
            <text:p>aMap.put("", "");</text:p>
          </table:table-cell>
        </table:table-row>
        <table:table-row table:style-name="ro1">
          <table:table-cell office:value-type="string" calcext:value-type="string">
            <text:p>aMap.put("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");</text:p>
          </table:table-cell>
          <table:table-cell table:formula="of:=CONCATENATE([.A95];[MorseCode.A95];[.B95];[MorseCode.B95];[.C95])" office:value-type="string" office:string-value="aMap.put(&quot;&quot;, &quot;&quot;);" calcext:value-type="string">
            <text:p>aMap.put("", ""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4:54:30.819123737</meta:creation-date>
    <dc:date>2016-01-27T15:10:10.943852742</dc:date>
    <meta:editing-duration>PT15M40S</meta:editing-duration>
    <meta:editing-cycles>2</meta:editing-cycles>
    <meta:generator>LibreOffice/4.3.3.2$Linux_X86_64 LibreOffice_project/430m0$Build-2</meta:generator>
    <meta:document-statistic meta:table-count="2" meta:cell-count="560" meta:object-count="0"/>
  </office:meta>
</office:document-meta>
</file>